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15525*"/>
    </style:style>
    <style:style style:name="Table2.B" style:family="table-column">
      <style:table-column-properties style:column-width="2.9cm" style:rel-column-width="10001*"/>
    </style:style>
    <style:style style:name="Table2.F" style:family="table-column">
      <style:table-column-properties style:column-width="2.902cm" style:rel-column-width="10006*"/>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F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F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F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fo:keep-together="always"/>
    </style:style>
    <style:style style:name="reward.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049cm" fo:border="0.05pt solid #cccccc" style:writing-mode="page">
        <style:background-image/>
      </style:table-cell-properties>
    </style:style>
    <style:style style:name="reward.2" style:family="table-row">
      <style:table-row-properties fo:background-color="#eeeeee" fo:keep-together="always">
        <style:background-image/>
      </style:table-row-properties>
    </style:style>
    <style:style style:name="reward.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reward.C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3" style:family="table-row">
      <style:table-row-properties fo:background-color="transparent"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2.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ella2.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 style:family="table">
      <style:table-properties style:width="19.001cm" table:align="margins" style:may-break-between-rows="false"/>
    </style:style>
    <style:style style:name="Tabella1.A" style:family="table-column">
      <style:table-column-properties style:column-width="5.292cm" style:rel-column-width="18251*"/>
    </style:style>
    <style:style style:name="Tabella1.B" style:family="table-column">
      <style:table-column-properties style:column-width="1.704cm" style:rel-column-width="5876*"/>
    </style:style>
    <style:style style:name="Tabella1.C" style:family="table-column">
      <style:table-column-properties style:column-width="1cm" style:rel-column-width="3449*"/>
    </style:style>
    <style:style style:name="Tabella1.D" style:family="table-column">
      <style:table-column-properties style:column-width="1.004cm" style:rel-column-width="3461*"/>
    </style:style>
    <style:style style:name="Tabella1.N" style:family="table-column">
      <style:table-column-properties style:column-width="1.002cm" style:rel-column-width="3457*"/>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N1" style:family="table-cell">
      <style:table-cell-properties fo:background-color="transparent" fo:padding="0.049cm" fo:border="0.05pt solid #cccccc" style:writing-mode="page">
        <style:background-image/>
      </style:table-cell-properties>
    </style:style>
    <style:style style:name="Tabella1.2" style:family="table-row">
      <style:table-row-properties fo:background-color="#eeeeee">
        <style:background-image/>
      </style:table-row-properties>
    </style:style>
    <style:style style:name="Tabella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A10"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N10"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fo:keep-together="always"/>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B1" style:family="table-cell">
      <style:table-cell-properties fo:background-color="transparent" fo:padding="0cm" fo:border="0.05pt solid #cccccc" style:writing-mode="page">
        <style:background-image/>
      </style:table-cell-properties>
    </style:style>
    <style:style style:name="Tabella3.2" style:family="table-row">
      <style:table-row-properties fo:background-color="#eeeeee" fo:keep-together="always">
        <style:background-image/>
      </style:table-row-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3" style:family="table-row">
      <style:table-row-properties fo:background-color="#eeeeee" fo:keep-together="auto">
        <style:background-image/>
      </style:table-row-properties>
    </style:style>
    <style:style style:name="Tabella3.A3"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3.B3" style:family="table-cell">
      <style:table-cell-properties fo:background-color="#ffffff" fo:padding="0.049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fo:keep-together="always"/>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B1" style:family="table-cell">
      <style:table-cell-properties fo:background-color="transparent" fo:padding="0cm" fo:border="0.05pt solid #cccccc" style:writing-mode="page">
        <style:background-image/>
      </style:table-cell-properties>
    </style:style>
    <style:style style:name="Tabella4.2" style:family="table-row">
      <style:table-row-properties fo:background-color="#eeeeee" fo:keep-together="auto">
        <style:background-image/>
      </style:table-row-properties>
    </style:style>
    <style:style style:name="Tabella4.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4.B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fo:keep-together="always"/>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B1" style:family="table-cell">
      <style:table-cell-properties fo:background-color="transparent" fo:padding="0cm" fo:border="0.05pt solid #cccccc" style:writing-mode="page">
        <style:background-image/>
      </style:table-cell-properties>
    </style:style>
    <style:style style:name="Tabella5.2" style:family="table-row">
      <style:table-row-properties fo:background-color="#eeeeee" fo:keep-together="auto">
        <style:background-image/>
      </style:table-row-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3" style:family="table-row">
      <style:table-row-properties fo:background-color="#eeeeee" fo:keep-together="always">
        <style:background-image/>
      </style:table-row-properties>
    </style:style>
    <style:style style:name="Tabella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fo:keep-together="always"/>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B1" style:family="table-cell">
      <style:table-cell-properties fo:background-color="transparent" fo:padding="0cm" fo:border="0.05pt solid #cccccc" style:writing-mode="page">
        <style:background-image/>
      </style:table-cell-properties>
    </style:style>
    <style:style style:name="Tabella6.2" style:family="table-row">
      <style:table-row-properties fo:background-color="#eeeeee" fo:keep-together="always">
        <style:background-image/>
      </style:table-row-properties>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3" style:family="table-row">
      <style:table-row-properties fo:background-color="#eeeeee" fo:keep-together="auto">
        <style:background-image/>
      </style:table-row-properties>
    </style:style>
    <style:style style:name="Tabella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fo:keep-together="always"/>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B1" style:family="table-cell">
      <style:table-cell-properties fo:background-color="transparent" fo:padding="0cm" fo:border="0.05pt solid #cccccc" style:writing-mode="page">
        <style:background-image/>
      </style:table-cell-properties>
    </style:style>
    <style:style style:name="Tabella7.2" style:family="table-row">
      <style:table-row-properties fo:background-color="#eeeeee" fo:keep-together="auto">
        <style:background-image/>
      </style:table-row-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3" style:family="table-row">
      <style:table-row-properties fo:background-color="#eeeeee" fo:keep-together="always">
        <style:background-image/>
      </style:table-row-properties>
    </style:style>
    <style:style style:name="Tabella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fo:keep-together="always"/>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B1" style:family="table-cell">
      <style:table-cell-properties fo:background-color="transparent" fo:padding="0cm" fo:border="0.05pt solid #cccccc" style:writing-mode="page">
        <style:background-image/>
      </style:table-cell-properties>
    </style:style>
    <style:style style:name="Tabella8.2" style:family="table-row">
      <style:table-row-properties fo:background-color="#eeeeee" fo:keep-together="auto">
        <style:background-image/>
      </style:table-row-properties>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 style:family="table">
      <style:table-properties style:width="19.001cm" fo:break-before="auto" fo:break-after="auto" table:align="margins"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B1" style:family="table-cell">
      <style:table-cell-properties fo:background-color="transparent" fo:padding="0cm" fo:border="0.05pt solid #cccccc" style:writing-mode="page">
        <style:background-image/>
      </style:table-cell-properties>
    </style:style>
    <style:style style:name="Table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3" style:family="table-row">
      <style:table-row-properties fo:keep-together="auto"/>
    </style:style>
    <style:style style:name="Table3.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0a03ad" officeooo:paragraph-rsid="000a03a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f79e10"/>
    </style:style>
    <style:style style:name="P6" style:family="paragraph" style:parent-style-name="Table_20_Contents">
      <style:paragraph-properties fo:text-align="center" style:justify-single-word="false"/>
    </style:style>
    <style:style style:name="P7" style:family="paragraph" style:parent-style-name="Standard">
      <style:text-properties fo:language="en" fo:country="US"/>
    </style:style>
    <style:style style:name="P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Heading_20_3">
      <style:paragraph-properties fo:break-before="page"/>
    </style:style>
    <style:style style:name="P10" style:family="paragraph" style:parent-style-name="Standard" style:list-style-name="L1"/>
    <style:style style:name="P11" style:family="paragraph" style:parent-style-name="Standard" style:list-style-name="L8"/>
    <style:style style:name="P12" style:family="paragraph" style:parent-style-name="Standard" style:list-style-name="L9"/>
    <style:style style:name="P13" style:family="paragraph" style:parent-style-name="Heading_20_4">
      <style:paragraph-properties fo:break-before="page"/>
    </style:style>
    <style:style style:name="P14" style:family="paragraph" style:parent-style-name="Heading_20_2">
      <style:paragraph-properties fo:break-before="page"/>
    </style:style>
    <style:style style:name="P15" style:family="paragraph" style:parent-style-name="Heading_20_2">
      <style:paragraph-properties fo:break-before="page"/>
      <style:text-properties officeooo:rsid="00099c84" officeooo:paragraph-rsid="00099c84"/>
    </style:style>
    <style:style style:name="P16" style:family="paragraph" style:parent-style-name="Table_20_Contents" style:list-style-name="L2"/>
    <style:style style:name="P17" style:family="paragraph" style:parent-style-name="Table_20_Contents" style:list-style-name="L3"/>
    <style:style style:name="P18" style:family="paragraph" style:parent-style-name="Table_20_Contents" style:list-style-name="L4"/>
    <style:style style:name="P19" style:family="paragraph" style:parent-style-name="Table_20_Contents" style:list-style-name="L5"/>
    <style:style style:name="P20" style:family="paragraph" style:parent-style-name="Table_20_Contents" style:list-style-name="L6"/>
    <style:style style:name="P21" style:family="paragraph" style:parent-style-name="Table_20_Contents" style:list-style-name="L7"/>
    <style:style style:name="T1" style:family="text">
      <style:text-properties officeooo:rsid="000bafc3"/>
    </style:style>
    <style:style style:name="T2" style:family="text">
      <style:text-properties officeooo:rsid="000bce31"/>
    </style:style>
    <style:style style:name="T3" style:family="text">
      <style:text-properties officeooo:rsid="000dccf0"/>
    </style:style>
    <style:style style:name="T4" style:family="text">
      <style:text-properties officeooo:rsid="000f0c2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p text:style-name="Text_20_body">The characters learn new skills during the story. Below <text:span text:style-name="T3">there</text:span> is the list of possible skills and <text:span text:style-name="T3">a</text:span> table <text:span text:style-name="T3">witch shows</text:span> the levels in which they learn to use them.</text:p>
      <text:list xml:id="list1481744831" text:style-name="L1">
        <text:list-item>
          <text:p text:style-name="P10">Sophie</text:p>
          <text:list>
            <text:list-item>
              <text:p text:style-name="P10">Sophie is able to speak with objects that attract her interest, ordering them to perform actions useful for the game-play. She has this ability from the start of the game, and its use is already required at the Portheaven Fair.</text:p>
            </text:list-item>
            <text:list-item>
              <text:p text:style-name="P10">To enter Cal, Sophie will have to speak with an ancient ruin in a language that she doesn’t know; in the guild of alchemists she will find a book that will help her to understand the ancient language.</text:p>
            </text:list-item>
          </text:list>
        </text:list-item>
        <text:list-item>
          <text:p text:style-name="P10">Calcifer</text:p>
          <text:list>
            <text:list-item>
              <text:p text:style-name="P10">Calcifer can abandon its armor, which immediately falls to the ground in pieces, and fl<text:span text:style-name="T4">ies</text:span> in the form of a shooting star to some points of interest, communicating what he sees. In these phases the camera remains behind the protagonist.</text:p>
            </text:list-item>
            <text:list-item>
              <text:p text:style-name="P10">Calcifer uses the pressure in the armor, thanks to special joints given to him by King Beuron, to shoot pieces at a <text:span text:style-name="T4">big</text:span> distance as a cannon.</text:p>
            </text:list-item>
            <text:list-item>
              <text:p text:style-name="P10">When they are in the dark, it is always possible to ask Calcifer to shed light.</text:p>
            </text:list-item>
          </text:list>
        </text:list-item>
        <text:list-item>
          <text:p text:style-name="P10">Heen is able to use his brute force to destroy specific walls.</text:p>
        </text:list-item>
        <text:list-item>
          <text:p text:style-name="P10">Markl manages to infiltrate the narrowest spaces, opening the way for the group.</text:p>
        </text:list-item>
        <text:list-item>
          <text:p text:style-name="P10">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
      <text:p text:style-name="P7"/>
      <text:h text:style-name="P14"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4"/>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5">✓</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5">✓</text:p>
          </table:table-cell>
        </table:table-row>
        <table:table-row>
          <table:table-cell table:style-name="Table2.A3" office:value-type="string">
            <text:p text:style-name="Table_20_Contents">Calcifer</text:p>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A3" office:value-type="string">
            <text:p text:style-name="P5"/>
          </table:table-cell>
          <table:table-cell table:style-name="Table2.F3" office:value-type="string">
            <text:p text:style-name="P5">✓</text:p>
          </table:table-cell>
        </table:table-row>
        <table:table-row table:style-name="Table2.2">
          <table:table-cell table:style-name="Table2.A2" office:value-type="string">
            <text:p text:style-name="Table_20_Contents">Markl</text:p>
          </table:table-cell>
          <table:table-cell table:style-name="Table2.A2" office:value-type="string">
            <text:p text:style-name="P5">✓</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5">✓</text:p>
          </table:table-cell>
        </table:table-row>
        <table:table-row>
          <table:table-cell table:style-name="Table2.A3" office:value-type="string">
            <text:p text:style-name="Table_20_Contents">The Witch of the Waste</text:p>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A3" office:value-type="string">
            <text:p text:style-name="P5">✓</text:p>
          </table:table-cell>
          <table:table-cell table:style-name="Table2.F3" office:value-type="string">
            <text:p text:style-name="P5">✓</text:p>
          </table:table-cell>
        </table:table-row>
        <table:table-row table:style-name="Table2.2">
          <table:table-cell table:style-name="Table2.A3" office:value-type="string">
            <text:p text:style-name="Table_20_Contents">Heen</text:p>
          </table:table-cell>
          <table:table-cell table:style-name="Table2.A3" office:value-type="string">
            <text:p text:style-name="P5"/>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F3" office:value-type="string">
            <text:p text:style-name="P5">✓</text:p>
          </table:table-cell>
        </table:table-row>
      </table:table>
      <text:h text:style-name="P15" text:outline-level="2">Rewards</text:h>
      <text:h text:style-name="Heading_20_3" text:outline-level="3">Common rewards</text:h>
      <text:p text:style-name="Standard">The common rewards are given to the player as exploration prizes or as a reward following mission<text:span text:style-name="T4">s</text:span> in the various levels. These are of different types: clothes, potions, weapons, object and money.</text:p>
      <text:h text:style-name="Heading_20_4" text:outline-level="4">Items</text:h>
      <text:p text:style-name="Standard">The relative images are placed in the chapter “Additional reference images - Reward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615766651" text:style-name="L2">
              <text:list-item>
                <text:p text:style-name="P16">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164919882697176" text:continue-numbering="true" text:style-name="L2">
              <text:list-item>
                <text:p text:style-name="P16">CW1: Gloves reinforced with metal tips (damage equal to a sword) (Uncommon, 1d8)</text:p>
              </text:list-item>
              <text:list-item>
                <text:p text:style-name="P16">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1323428902" text:style-name="L3">
              <text:list-item>
                <text:p text:style-name="P17">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164919077418225" text:continue-numbering="true" text:style-name="L3">
              <text:list-item>
                <text:p text:style-name="P17">WA1: Leather Armor (common, CA=7)</text:p>
              </text:list-item>
              <text:list-item>
                <text:p text:style-name="P17">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252870260" text:style-name="L4">
              <text:list-item>
                <text:p text:style-name="P18">A1: WoW necklace (rare, medium life point up and Intelligence +1)</text:p>
              </text:list-item>
              <text:list-item>
                <text:p text:style-name="P18">A2: Markl necklace (rare, medium life point up and Wisdom +2)</text:p>
              </text:list-item>
              <text:list-item>
                <text:p text:style-name="P18">A3: Stone of the Intelligence Calcifer (uncommon, Intelligence +2)</text:p>
              </text:list-item>
              <text:list-item>
                <text:p text:style-name="P18">A4: Stone of Life Calcifer (rare, medium life point up)</text:p>
              </text:list-item>
              <text:list-item>
                <text:p text:style-name="P18">A5: Stone of Life Heen (rare, medium life point up)</text:p>
              </text:list-item>
              <text:list-item>
                <text:p text:style-name="P18">A6: Sophie-Heen dexterity stone (common, Dexterity +2)</text:p>
              </text:list-item>
              <text:list-item>
                <text:p text:style-name="P18">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794510596" text:style-name="L5">
              <text:list-item>
                <text:p text:style-name="P19">Potion of healing: Restore some hit points.</text:p>
              </text:list-item>
              <text:list-item>
                <text:p text:style-name="P19">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9">Normal man: becomes a 4th level fighter</text:p>
                      </text:list-item>
                      <text:list-item>
                        <text:p text:style-name="P19">1-3: Gains 3 level or hit dice</text:p>
                      </text:list-item>
                      <text:list-item>
                        <text:p text:style-name="P19">4-7: Gains 2 level or hit dice</text:p>
                      </text:list-item>
                      <text:list-item>
                        <text:p text:style-name="P19">8-10: Gains 1 level or hit dice</text:p>
                      </text:list-item>
                      <text:list-item>
                        <text:p text:style-name="P19">11+: No effect.</text:p>
                      </text:list-item>
                    </text:list>
                  </text:list-item>
                </text:list>
              </text:list-item>
              <text:list-item>
                <text:p text:style-name="P19">Potion of Invulnerability: The user’s Armor Class and Saving Throws gain bonus of 2 for he duration of the potion. </text:p>
              </text:list-item>
              <text:list-item>
                <text:p text:style-name="P19">Potion of speed: the user moves twice as fast, may attack twice per round, and performs other actions except spell casting at twice normal speed.</text:p>
              </text:list-item>
              <text:list-item>
                <text:p text:style-name="P19">Potion of Fire Resistance: The user cannot <text:s/>be harmed by normal fires and gains +2 bonus to all Saving Throws against fire attacks.</text:p>
              </text:list-item>
              <text:list-item>
                <text:p text:style-name="P19">Etere: Restore some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88945625" text:style-name="L6">
              <text:list-item>
                <text:p text:style-name="P20">HW1: Mace (common, 1d6)</text:p>
              </text:list-item>
              <text:list-item>
                <text:p text:style-name="P20">HW2: Battle ax bat (uncommon, 1d8)</text:p>
              </text:list-item>
              <text:list-item>
                <text:p text:style-name="P20">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73188742" text:style-name="L7">
              <text:list-item>
                <text:p text:style-name="P21">HA1: Chain Mail (uncommon, CA = 5)</text:p>
              </text:list-item>
              <text:list-item>
                <text:p text:style-name="P21">HA2: Plate Mail (rare, CA = 3)</text:p>
              </text:list-item>
              <text:list-item>
                <text:p text:style-name="P21">HA3: Shield (rare, +1 CA)</text:p>
              </text:list-item>
            </text:list>
          </table:table-cell>
        </table:table-row>
      </table:table>
      <text:p text:style-name="Text_20_body"/>
      <text:h text:style-name="P13" text:outline-level="4">Item – level</text:h>
      <text:p text:style-name="Text_20_body">This table shows in which level a specific object is present.</text:p>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1"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CW1</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CW2</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2">
          <table:table-cell table:style-name="Tabella2.A2" office:value-type="string">
            <text:p text:style-name="Table_20_Contents">MC (Sophie)</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MC (Markl)</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WA1 (WoW)</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WA2 (WoW)</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M21" office:value-type="string">
            <text:p text:style-name="P6"/>
          </table:table-cell>
        </table:table-row>
        <table:table-row>
          <table:table-cell table:style-name="Tabella2.A2" office:value-type="string">
            <text:p text:style-name="Table_20_Contents">A1</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A2</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A3</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A4</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A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A6</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HW1</text:p>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HW2</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
          </table:table-cell>
          <table:table-cell table:style-name="Tabella2.M21" office:value-type="string">
            <text:p text:style-name="P6"/>
          </table:table-cell>
        </table:table-row>
        <table:table-row>
          <table:table-cell table:style-name="Tabella2.A2" office:value-type="string">
            <text:p text:style-name="Table_20_Contents">HW3</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HA1</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HA2</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HA3</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
      <text:p text:style-name="Standard">In level 6 the player can find four drops inside the missions, exploring the various maps. In particular:</text:p>
      <text:list xml:id="list4276054630" text:style-name="L8">
        <text:list-item>
          <text:p text:style-name="P11">HA2 is found by exploring the prisons, the player must find the secret passage in the guard post 3 and face the two enemies in the interrogation room.</text:p>
        </text:list-item>
        <text:list-item>
          <text:p text:style-name="P11">MC (Markl) is found by exploring the NO sector of the city inside a shop whose entrance door is semi-open.</text:p>
        </text:list-item>
        <text:list-item>
          <text:p text:style-name="P11">A3 is hidden in the sewers and is obtained by exploring room Y after having beaten the enemies who preside it.</text:p>
        </text:list-item>
        <text:list-item>
          <text:p text:style-name="P11">CA5 is in the arsenal to which you must log in during the side quest to help the resistance. In particular the player open the trunk placed in the corner of the room.</text:p>
        </text:list-item>
      </text:list>
      <text:h text:style-name="P9" text:outline-level="3">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2093568948" text:style-name="L9">
        <text:list-item>
          <text:p text:style-name="P12">City: 11 (3 NO, 4 SO, 4 SE)</text:p>
        </text:list-item>
        <text:list-item>
          <text:p text:style-name="P12">Castle: 2</text:p>
        </text:list-item>
        <text:list-item>
          <text:p text:style-name="P12">Prisons: 2</text:p>
        </text:list-item>
        <text:list-item>
          <text:p text:style-name="P12">Port: 2</text:p>
        </text:list-item>
        <text:list-item>
          <text:p text:style-name="P12">Barracks: 1</text:p>
        </text:list-item>
        <text:list-item>
          <text:p text:style-name="P12">Training Camp: 1</text:p>
        </text:list-item>
        <text:list-item>
          <text:p text:style-name="P12">Arsenal: 0</text:p>
        </text:list-item>
        <text:list-item>
          <text:p text:style-name="P12">Tower: 1</text:p>
        </text:list-item>
        <text:list-item>
          <text:p text:style-name="P12">Base of resistance: 2</text:p>
        </text:list-item>
        <text:list-item>
          <text:p text:style-name="P12">Tavern: 1</text:p>
        </text:list-item>
        <text:list-item>
          <text:p text:style-name="P12">Sewers: 2</text:p>
        </text:list-item>
      </text:list>
      <text:p text:style-name="Standard">Objects in the city can be found on the sides of roads, on the ground or in accessible spaces inside buildings.</text:p>
      <text:h text:style-name="P9" text:outline-level="3">Special rewards</text:h>
      <text:h text:style-name="Heading_20_4" text:outline-level="4">Magic-users spells</text:h>
      <text:p text:style-name="Text_20_body">This table shows in which level the book for learning a certain spell is present.</text:p>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9"/>
        <table:table-column table:style-name="Tabella1.N"/>
        <table:table-header-rows>
          <table:table-row table:style-name="Tabella1.1">
            <table:table-cell table:style-name="Tabella1.A1" office:value-type="string">
              <text:p text:style-name="Table_20_Heading">Spell</text:p>
            </table:table-cell>
            <table:table-cell table:style-name="Tabella1.A1" office:value-type="string">
              <text:p text:style-name="Table_20_Heading">Level</text:p>
            </table:table-cell>
            <table:table-cell table:style-name="Tabella1.A1" office:value-type="string">
              <text:p text:style-name="Table_20_Heading">1</text:p>
            </table:table-cell>
            <table:table-cell table:style-name="Tabella1.A1" office:value-type="string">
              <text:p text:style-name="Table_20_Heading">2</text:p>
            </table:table-cell>
            <table:table-cell table:style-name="Tabella1.A1" office:value-type="string">
              <text:p text:style-name="Table_20_Heading">3</text:p>
            </table:table-cell>
            <table:table-cell table:style-name="Tabella1.A1" office:value-type="string">
              <text:p text:style-name="Table_20_Heading">4</text:p>
            </table:table-cell>
            <table:table-cell table:style-name="Tabella1.A1" office:value-type="string">
              <text:p text:style-name="Table_20_Heading">5</text:p>
            </table:table-cell>
            <table:table-cell table:style-name="Tabella1.A1" office:value-type="string">
              <text:p text:style-name="Table_20_Heading">6</text:p>
            </table:table-cell>
            <table:table-cell table:style-name="Tabella1.A1" office:value-type="string">
              <text:p text:style-name="Table_20_Heading">7</text:p>
            </table:table-cell>
            <table:table-cell table:style-name="Tabella1.A1" office:value-type="string">
              <text:p text:style-name="Table_20_Heading">8</text:p>
            </table:table-cell>
            <table:table-cell table:style-name="Tabella1.A1" office:value-type="string">
              <text:p text:style-name="Table_20_Heading">9</text:p>
            </table:table-cell>
            <table:table-cell table:style-name="Tabella1.A1" office:value-type="string">
              <text:p text:style-name="Table_20_Heading">10</text:p>
            </table:table-cell>
            <table:table-cell table:style-name="Tabella1.A1" office:value-type="string">
              <text:p text:style-name="Table_20_Heading">11</text:p>
            </table:table-cell>
            <table:table-cell table:style-name="Tabella1.N1" office:value-type="string">
              <text:p text:style-name="Table_20_Heading">12</text:p>
            </table:table-cell>
          </table:table-row>
        </table:table-header-rows>
        <table:table-row table:style-name="Tabella1.2">
          <table:table-cell table:style-name="Tabella1.A2" office:value-type="string">
            <text:p text:style-name="Table_20_Contents">Light </text:p>
          </table:table-cell>
          <table:table-cell table:style-name="Tabella1.A2" office:value-type="string">
            <text:p text:style-name="Table_20_Contents">1</text:p>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Magic missile</text:p>
          </table:table-cell>
          <table:table-cell table:style-name="Tabella1.A2" office:value-type="string">
            <text:p text:style-name="Table_20_Contents">1</text:p>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style-name="Tabella1.2">
          <table:table-cell table:style-name="Tabella1.A2" office:value-type="string">
            <text:p text:style-name="Table_20_Contents">Sleep</text:p>
          </table:table-cell>
          <table:table-cell table:style-name="Tabella1.A2" office:value-type="string">
            <text:p text:style-name="Table_20_Contents">1</text:p>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Mirror Image</text:p>
          </table:table-cell>
          <table:table-cell table:style-name="Tabella1.A2" office:value-type="string">
            <text:p text:style-name="Table_20_Contents">2</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style-name="Tabella1.2">
          <table:table-cell table:style-name="Tabella1.A2" office:value-type="string">
            <text:p text:style-name="Table_20_Contents">Fireball</text:p>
          </table:table-cell>
          <table:table-cell table:style-name="Tabella1.A2" office:value-type="string">
            <text:p text:style-name="Table_20_Contents">3</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Lightning Bolt</text:p>
          </table:table-cell>
          <table:table-cell table:style-name="Tabella1.A2" office:value-type="string">
            <text:p text:style-name="Table_20_Contents">3</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style-name="Tabella1.2">
          <table:table-cell table:style-name="Tabella1.A2" office:value-type="string">
            <text:p text:style-name="Table_20_Contents">Hold Person</text:p>
          </table:table-cell>
          <table:table-cell table:style-name="Tabella1.A2" office:value-type="string">
            <text:p text:style-name="Table_20_Contents">3</text:p>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Remove Curse</text:p>
          </table:table-cell>
          <table:table-cell table:style-name="Tabella1.A2" office:value-type="string">
            <text:p text:style-name="Table_20_Contents">4</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10" office:value-type="string">
            <text:p text:style-name="Table_20_Contents">Ice Storm</text:p>
          </table:table-cell>
          <table:table-cell table:style-name="Tabella1.A10" office:value-type="string">
            <text:p text:style-name="Table_20_Contents">4</text:p>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text:p>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N10" office:value-type="string">
            <text:p text:style-name="P6"/>
          </table:table-cell>
        </table:table-row>
        <table:table-row>
          <table:table-cell table:style-name="Tabella1.A2" office:value-type="string">
            <text:p text:style-name="Table_20_Contents">Cloudkill</text:p>
          </table:table-cell>
          <table:table-cell table:style-name="Tabella1.A2" office:value-type="string">
            <text:p text:style-name="Table_20_Contents">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10" office:value-type="string">
            <text:p text:style-name="Table_20_Contents">Hold monster</text:p>
          </table:table-cell>
          <table:table-cell table:style-name="Tabella1.A10" office:value-type="string">
            <text:p text:style-name="Table_20_Contents">5</text:p>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text:p>
          </table:table-cell>
          <table:table-cell table:style-name="Tabella1.A10" office:value-type="string">
            <text:p text:style-name="P6"/>
          </table:table-cell>
          <table:table-cell table:style-name="Tabella1.A10" office:value-type="string">
            <text:p text:style-name="P6"/>
          </table:table-cell>
          <table:table-cell table:style-name="Tabella1.N10" office:value-type="string">
            <text:p text:style-name="P6"/>
          </table:table-cell>
        </table:table-row>
        <table:table-row>
          <table:table-cell table:style-name="Tabella1.A2" office:value-type="string">
            <text:p text:style-name="Table_20_Contents">Disintegrate</text:p>
          </table:table-cell>
          <table:table-cell table:style-name="Tabella1.A2" office:value-type="string">
            <text:p text:style-name="Table_20_Contents">6</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N2" office:value-type="string">
            <text:p text:style-name="P6"/>
          </table:table-cell>
        </table:table-row>
      </table:table>
      <text:h text:style-name="Heading_20_4" text:outline-level="4">First level magic-users spells</text:h>
      <table:table table:name="Tabella3" table:style-name="Tabella3">
        <table:table-column table:style-name="Tabella3.A"/>
        <table:table-column table:style-name="Tabella3.B"/>
        <table:table-header-rows>
          <table:table-row table:style-name="Tabella3.1">
            <table:table-cell table:style-name="Tabella3.A1" office:value-type="string">
              <text:p text:style-name="P8">Spell</text:p>
            </table:table-cell>
            <table:table-cell table:style-name="Tabella3.B1" office:value-type="string">
              <text:p text:style-name="P8">Description</text:p>
            </table:table-cell>
          </table:table-row>
        </table:table-header-rows>
        <table:table-row table:style-name="Tabella3.2">
          <table:table-cell table:style-name="Tabella3.A2" office:value-type="string">
            <text:p text:style-name="P3">Light</text:p>
          </table:table-cell>
          <table:table-cell table:style-name="Tabella3.B2" office:value-type="string">
            <text:p text:style-name="P3">This spell creates a large ball of light, as if a bright torch were lit. The light appears in the air over the player.</text:p>
          </table:table-cell>
        </table:table-row>
        <table:table-row table:style-name="Tabella3.3">
          <table:table-cell table:style-name="Tabella3.A3" office:value-type="string">
            <text:p text:style-name="Table_20_Contents">Magic missile</text:p>
          </table:table-cell>
          <table:table-cell table:style-name="Tabella3.B3" office:value-type="string">
            <text:p text:style-name="Table_20_Contents">A magic missile is a glowing arrow, created and shot by magic, which inflicts (1d6 + 1) points of damage to any creatures it strikes. The missile never misses its target and the target is not allowed a Saving Throw.</text:p>
          </table:table-cell>
        </table:table-row>
        <table:table-row table:style-name="Tabella3.2">
          <table:table-cell table:style-name="Tabella3.A2" office:value-type="string">
            <text:p text:style-name="P3">Sleep</text:p>
          </table:table-cell>
          <table:table-cell table:style-name="Tabella3.B2" office:value-type="string">
            <text:p text:style-name="P3">This spell will put creatures to sleep for X sec or Y turns. The spell will not work against Undead or very large creatures such as a dragon. The victims get no Saving Throw. </text:p>
          </table:table-cell>
        </table:table-row>
      </table:table>
      <text:h text:style-name="Heading_20_4" text:outline-level="4">Second level magic-users spells</text:h>
      <table:table table:name="Tabella4" table:style-name="Tabella4">
        <table:table-column table:style-name="Tabella4.A"/>
        <table:table-column table:style-name="Tabella4.B"/>
        <table:table-header-rows>
          <table:table-row table:style-name="Tabella4.1">
            <table:table-cell table:style-name="Tabella4.A1" office:value-type="string">
              <text:p text:style-name="P8">Spell</text:p>
            </table:table-cell>
            <table:table-cell table:style-name="Tabella4.B1" office:value-type="string">
              <text:p text:style-name="P8">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p text:style-name="Table_20_Contents">Three illusory duplicates of yourself appear in your space. Until the spell ends, the duplicates move with you and mimic your actions, shifting position so it’s impossible to track which image is real. You can use your action to dismiss the illusory duplicates.</text:p>
            <text:p text:style-name="Table_20_Contents">Each time a creature targets you with an attack during the spell’s duration, roll a d20 to determine whether the attack instead targets one of your duplicates.</text:p>
            <text:p text:style-name="Table_20_Contents">If you have three duplicates, you must roll a 6 or higher to change the attack’s target to a duplicate. With two duplicates, you must roll an 8 or higher. With one duplicate, you must roll an 11 or higher.</text:p>
          </table:table-cell>
        </table:table-row>
      </table:table>
      <text:h text:style-name="Heading_20_4" text:outline-level="4"><text:soft-page-break/>Third level magic-users spells</text:h>
      <table:table table:name="Tabella5" table:style-name="Tabella5">
        <table:table-column table:style-name="Tabella5.A"/>
        <table:table-column table:style-name="Tabella5.B"/>
        <table:table-header-rows>
          <table:table-row table:style-name="Tabella5.1">
            <table:table-cell table:style-name="Tabella5.A1" office:value-type="string">
              <text:p text:style-name="P8">Spell</text:p>
            </table:table-cell>
            <table:table-cell table:style-name="Tabella5.B1" office:value-type="string">
              <text:p text:style-name="P8">Description</text:p>
            </table:table-cell>
          </table:table-row>
        </table:table-header-rows>
        <table:table-row table:style-name="Tabella5.2">
          <table:table-cell table:style-name="Tabella5.A2" office:value-type="string">
            <text:p text:style-name="P3">Fireball</text:p>
          </table:table-cell>
          <table:table-cell table:style-name="Tabella5.B2" office:value-type="string">
            <text:p text:style-name="P3">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text:span text:style-name="T1">Spell</text:span> saving throw. Those who make saving throws manage to dodge, fall flat or roll aside, taking 1/2 the full hit point damage.</text:p>
          </table:table-cell>
        </table:table-row>
        <table:table-row table:style-name="Tabella5.3">
          <table:table-cell table:style-name="Tabella5.A3" office:value-type="string">
            <text:p text:style-name="P3">Lightning Bolt</text:p>
          </table:table-cell>
          <table:table-cell table:style-name="Tabella5.B3" office:value-type="string">
            <text:p text:style-name="P3">A stroke of lightning forming a line blasts out from you in a direction you choose. Each creature in the line must make a <text:span text:style-name="T2">Spell</text:span> saving throw. A creature takes 8d6 lightning damage on a failed save, or half as much damage on a successful one.</text:p>
          </table:table-cell>
        </table:table-row>
        <table:table-row table:style-name="Tabella5.3">
          <table:table-cell table:style-name="Tabella5.A2" office:value-type="string">
            <text:p text:style-name="P3">Hold Person</text:p>
          </table:table-cell>
          <table:table-cell table:style-name="Tabella5.B2" office:value-type="string">
            <text:p text:style-name="P3">This spell will affect human, demi-human and human like creatures. It will not affect the undead or creatures larger than ogres. Each victim must make a Saving Throw vs Spell or paralyzed. The spell may be cast at a single person or at a group. If cast at a single person a -2 penalty applies to the Saving Throw. If cast at a group, it will affect up to 4 persons, but with no penalty to their rolls.</text:p>
          </table:table-cell>
        </table:table-row>
      </table:table>
      <text:h text:style-name="Heading_20_4" text:outline-level="4">Fourth level magic-users spells</text:h>
      <table:table table:name="Tabella6" table:style-name="Tabella6">
        <table:table-column table:style-name="Tabella6.A"/>
        <table:table-column table:style-name="Tabella6.B"/>
        <table:table-header-rows>
          <table:table-row table:style-name="Tabella6.1">
            <table:table-cell table:style-name="Tabella6.A1" office:value-type="string">
              <text:p text:style-name="P8">Spell</text:p>
            </table:table-cell>
            <table:table-cell table:style-name="Tabella6.B1" office:value-type="string">
              <text:p text:style-name="P8">Description</text:p>
            </table:table-cell>
          </table:table-row>
        </table:table-header-rows>
        <table:table-row table:style-name="Tabella6.2">
          <table:table-cell table:style-name="Tabella6.A2" office:value-type="string">
            <text:p text:style-name="P3">Remove Curse</text:p>
          </table:table-cell>
          <table:table-cell table:style-name="Tabella6.B2" office:value-type="string">
            <text:p text:style-name="P3">This spell removes one curse, whether on a character.</text:p>
          </table:table-cell>
        </table:table-row>
        <table:table-row table:style-name="Tabella6.3">
          <table:table-cell table:style-name="Tabella6.A3" office:value-type="string">
            <text:p text:style-name="P3">Ice Storm</text:p>
          </table:table-cell>
          <table:table-cell table:style-name="Tabella6.B3" office:value-type="string">
            <text:p text:style-name="P3">A hail of rock-hard ice pounds to the ground in a specific area. Each creature in the cylinder must make a Dexterity saving throw. A creature takes 2d8 bludgeoning damage and 4d6 cold damage on a failed save, or half as much damage on a successful one.</text:p>
          </table:table-cell>
        </table:table-row>
      </table:table>
      <text:h text:style-name="Heading_20_4" text:outline-level="4">Fifth level magic-users spells</text:h>
      <table:table table:name="Tabella7" table:style-name="Tabella7">
        <table:table-column table:style-name="Tabella7.A"/>
        <table:table-column table:style-name="Tabella7.B"/>
        <table:table-header-rows>
          <table:table-row table:style-name="Tabella7.1">
            <table:table-cell table:style-name="Tabella7.A1" office:value-type="string">
              <text:p text:style-name="P8">Spell</text:p>
            </table:table-cell>
            <table:table-cell table:style-name="Tabella7.B1" office:value-type="string">
              <text:p text:style-name="P8">Description</text:p>
            </table:table-cell>
          </table:table-row>
        </table:table-header-rows>
        <table:table-row table:style-name="Tabella7.2">
          <table:table-cell table:style-name="Tabella7.A2" office:value-type="string">
            <text:p text:style-name="P3">Cloudkill</text:p>
          </table:table-cell>
          <table:table-cell table:style-name="Tabella7.B2" office:value-type="string">
            <text:p text:style-name="P3">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able:table-cell>
        </table:table-row>
        <table:table-row table:style-name="Tabella7.3">
          <table:table-cell table:style-name="Tabella7.A3" office:value-type="string">
            <text:p text:style-name="P3">Hold monster</text:p>
          </table:table-cell>
          <table:table-cell table:style-name="Tabella7.B3" office:value-type="string">
            <text:p text:style-name="P3">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able:table-cell>
        </table:table-row>
      </table:table>
      <text:h text:style-name="Heading_20_4" text:outline-level="4">Sixth level magic-users spells</text:h>
      <table:table table:name="Tabella8" table:style-name="Tabella8">
        <table:table-column table:style-name="Tabella8.A"/>
        <table:table-column table:style-name="Tabella8.B"/>
        <table:table-header-rows>
          <table:table-row table:style-name="Tabella8.1">
            <table:table-cell table:style-name="Tabella8.A1" office:value-type="string">
              <text:p text:style-name="P8">Spell</text:p>
            </table:table-cell>
            <table:table-cell table:style-name="Tabella8.B1" office:value-type="string">
              <text:p text:style-name="P8">Description</text:p>
            </table:table-cell>
          </table:table-row>
        </table:table-header-rows>
        <table:table-row table:style-name="Tabella8.2">
          <table:table-cell table:style-name="Tabella8.A2" office:value-type="string">
            <text:p text:style-name="P3">Disintegrate</text:p>
          </table:table-cell>
          <table:table-cell table:style-name="Tabella8.B2" office:value-type="string">
            <text:p text:style-name="P3">A thin green ray springs from your pointing finger to a target that you can see within range. The target can be a creature. A creature targeted by this spell must make a Dexterity saving throw. On a failed save, the target takes 10d6 + 40 force damage. If this damage reduces the target to 0 hit points, it is disintegrated. A disintegrated creature and everything it is wearing and carrying, except magic items, are reduced to a pile of fine gray dust.</text:p>
          </table:table-cell>
        </table:table-row>
      </table:table>
      <text:h text:style-name="Heading_20_4" text:outline-level="4">Position of books in level 6</text:h>
      <table:table table:name="Table3" table:style-name="Table3">
        <table:table-column table:style-name="Table3.A"/>
        <table:table-column table:style-name="Table3.B"/>
        <table:table-row>
          <table:table-cell table:style-name="Table3.A1" office:value-type="string">
            <text:p text:style-name="P8">Book for spell</text:p>
          </table:table-cell>
          <table:table-cell table:style-name="Table3.B1" office:value-type="string">
            <text:p text:style-name="P8">Position</text:p>
          </table:table-cell>
        </table:table-row>
        <table:table-row>
          <table:table-cell table:style-name="Table3.A2" office:value-type="string">
            <text:p text:style-name="P3">Remove Curse</text:p>
          </table:table-cell>
          <table:table-cell table:style-name="Table3.B2" office:value-type="string">
            <text:p text:style-name="P3">Castle: room 13</text:p>
          </table:table-cell>
        </table:table-row>
        <table:table-row table:style-name="Table3.3">
          <table:table-cell table:style-name="Table3.A3" office:value-type="string">
            <text:p text:style-name="P3">Hold Person</text:p>
          </table:table-cell>
          <table:table-cell table:style-name="Table3.B3" office:value-type="string">
            <text:p text:style-name="P4">Guild: floor 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10T16:49:17.970000000</dc:date>
    <meta:editing-duration>PT10H35M1S</meta:editing-duration>
    <meta:editing-cycles>209</meta:editing-cycles>
    <meta:generator>LibreOffice/6.1.2.1$Windows_X86_64 LibreOffice_project/65905a128db06ba48db947242809d14d3f9a93fe</meta:generator>
    <meta:document-statistic meta:table-count="13" meta:image-count="0" meta:object-count="0" meta:page-count="8" meta:paragraph-count="322" meta:word-count="2327" meta:character-count="12336" meta:non-whitespace-character-count="10381"/>
    <meta:template xlink:type="simple" xlink:actuate="onRequest" xlink:title="" xlink:href="../MasterGameDesignDocument.odm" meta:date="2018-12-29T17:17:59.410000000"/>
  </office:meta>
</office:document-meta>
</file>